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 familia</text:p>
        </text:list-item>
        <text:list-item>
          <text:p text:style-name="P4">Registrar integrantes a familia</text:p>
        </text:list-item>
        <text:list-item>
          <text:p text:style-name="P5">Registrar gastos a familia</text:p>
        </text:list-item>
        <text:list-item>
          <text:p text:style-name="P6">Registrar ingresos</text:p>
        </text:list-item>
        <text:list-item>
          <text:p text:style-name="P7">Inicio de sesión</text:p>
        </text:list-item>
        <text:list-item>
          <text:p text:style-name="P8">Creación de fondos en la familia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07T03:06:00Z</dc:date>
    <meta:template xlink:href="Normal.dotm" xlink:type="simple"/>
    <meta:editing-cycles>1</meta:editing-cycles>
    <meta:editing-duration>PT1260S</meta:editing-duration>
    <meta:document-statistic meta:page-count="1" meta:paragraph-count="1" meta:word-count="27" meta:character-count="180" meta:row-count="1" meta:non-whitespace-character-count="154"/>
  </office:meta>
</office:document-meta>
</file>